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d42e" officeooo:paragraph-rsid="0007d42e"/>
    </style:style>
    <style:style style:name="P2" style:family="paragraph" style:parent-style-name="Standard">
      <style:text-properties officeooo:rsid="0007d42e" officeooo:paragraph-rsid="00083b39"/>
    </style:style>
    <style:style style:name="P3" style:family="paragraph" style:parent-style-name="Standard">
      <style:text-properties officeooo:rsid="0007d42e" officeooo:paragraph-rsid="000a2c2c"/>
    </style:style>
    <style:style style:name="P4" style:family="paragraph" style:parent-style-name="Standard">
      <style:text-properties officeooo:paragraph-rsid="000c73d3"/>
    </style:style>
    <style:style style:name="P5" style:family="paragraph" style:parent-style-name="Standard">
      <style:text-properties officeooo:rsid="000e1b8b" officeooo:paragraph-rsid="000e1b8b"/>
    </style:style>
    <style:style style:name="P6" style:family="paragraph" style:parent-style-name="Standard">
      <style:text-properties officeooo:rsid="0010a069" officeooo:paragraph-rsid="0010a069"/>
    </style:style>
    <style:style style:name="P7" style:family="paragraph" style:parent-style-name="Standard">
      <style:text-properties officeooo:rsid="00083b39" officeooo:paragraph-rsid="000a2c2c"/>
    </style:style>
    <style:style style:name="P8" style:family="paragraph" style:parent-style-name="Standard">
      <style:text-properties officeooo:rsid="0010a069" officeooo:paragraph-rsid="00138081"/>
    </style:style>
    <style:style style:name="P9" style:family="paragraph" style:parent-style-name="Standard">
      <style:text-properties officeooo:rsid="001184d3" officeooo:paragraph-rsid="001184d3"/>
    </style:style>
    <style:style style:name="P10" style:family="paragraph" style:parent-style-name="Standard">
      <style:text-properties officeooo:rsid="001184d3" officeooo:paragraph-rsid="00138081"/>
    </style:style>
    <style:style style:name="P11" style:family="paragraph" style:parent-style-name="Standard">
      <style:text-properties officeooo:rsid="00149dcd" officeooo:paragraph-rsid="00149dcd"/>
    </style:style>
    <style:style style:name="T1" style:family="text">
      <style:text-properties officeooo:rsid="0007d42e"/>
    </style:style>
    <style:style style:name="T2" style:family="text">
      <style:text-properties officeooo:rsid="00083b39"/>
    </style:style>
    <style:style style:name="T3" style:family="text">
      <style:text-properties officeooo:rsid="000f551f"/>
    </style:style>
    <style:style style:name="T4" style:family="text">
      <style:text-properties officeooo:rsid="00138081"/>
    </style:style>
    <style:style style:name="T5" style:family="text">
      <style:text-properties officeooo:rsid="00149dcd"/>
    </style:style>
    <style:style style:name="T6" style:family="text">
      <style:text-properties officeooo:rsid="001543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/text:p>
      <text:p text:style-name="P2">Iowa’s soil is arguably the state’s most valuable resource. This soil coincides with a climate that typically provides sufficient rainfall and warmth to support some of the most intensive agriculture in the world. <text:s/>The aforementioned rainfall conspires though with common agricultural practices to erode the landscape. <text:s/>For example, heavy springtime rainfall events <text:span text:style-name="T2">happen during periods when fields are freshly tilled and have little residue cover. <text:s/>As a first approximation, soil erosion happens when water is able to exert a force on soil (either by falling as droplets from the sky impacting the soil or running over/through the soil). <text:s/>Erosion not only physically displaces the soil, but it also degrades the soil health by removing nutrients and organic matter.</text:span></text:p>
      <text:p text:style-name="P2"/>
      <text:p text:style-name="P7">A number of government and scientifically accepted estimates exist of how much soil erosion occurs over Iowa on an average year. <text:s/>These bulk estimates are generally around five tons per acre per year. <text:s/>This value is based on agricultural practices and the climate (rainfall rates) from a few decades ago. <text:s text:c="2"/>This value is also a spatial and temporal average, thus it does not provide much insight into what actually happens during a given year or <text:span text:style-name="T6">a given </text:span>part of the state. <text:s/>A changing climate and agricultural practices also cast some uncertainty on the value.</text:p>
      <text:p text:style-name="P3"/>
      <text:p text:style-name="P4"><text:span text:style-name="T1">The Daily Erosion Project (DEP) is an effort at Iowa State University (ISU) to model daily “sheet and rill” soil erosion over agricultural areas in Iowa and beyond. <text:s/>This class of erosion is typically what you can’t visually see in fields (i.e. gullies) and is estimated by the Water Erosion Prediction Project (WEPP) model. <text:s/>The model system assimilates observational and remotely sensed data sets of soil, agricultural management practices, slope profiles, and weather to produce an estimate each morning of the previous day’s erosion. <text:s/>These results are aggregated to 12-digit hydrologic unit code (HUC12) watersheds. DEP results and products can be found on a website (</text:span><text:a xlink:type="simple" xlink:href="https://dailyerosion.org/" text:style-name="Internet_20_link" text:visited-style-name="Visited_20_Internet_20_Link"><text:span text:style-name="T1">https://dailyerosion.org</text:span></text:a><text:span text:style-name="T1">). <text:s/>Assembling the input data to DEP is a “Big Data” challenge as formats, protocols, and size issues abound.</text:span></text:p>
      <text:p text:style-name="P4"/>
      <text:p text:style-name="P5">One of the key inputs to DEP is weather. <text:s/>While automated weather stations have become more pervasive, their spatial density is on the approximate order of one per county in the state. <text:s/>Thankfully, weather can be remotely observed through passive sensors like satellite and active sensors like RADAR. <text:s/>Through recent advancements, the National Weather Service (NWS) provides high resolution weather data from these remotely sensing platforms at scales suitable for HUC12 modeling. DEP utilizes precipitation data from the <text:span text:style-name="T3">Multi-RADAR Multi-Sensor System (MRMS) which provides data at an approximate 1 km and 2 minute interval resolution. <text:s/>Other variables like solar radiation, wind, humidity and temperatures are provided by the Iowa Environmental Mesonet (IEM). <text:s/>The IEM maintains a data analysis system that combines NWS data along with weather stations maintained by ISU.</text:span></text:p>
      <text:p text:style-name="P5"/>
      <text:p text:style-name="P6">For DEP, this high resolution weather information is merged with field scale soil, crop management, and slope information. <text:s/>DEP does not explicitly model every agricultural field in the state, but utilizes statistical sampling within HUC12 watersheds to generate enough samples to provide a confident estimate. <text:s/>The number of samples is generally about 100 <text:span text:style-name="T4">hillslopes</text:span> per HUC12 and amounts to over 200,000 <text:span text:style-name="T4">hillslopes</text:span> modeled daily <text:span text:style-name="T6">for our domain</text:span>.</text:p>
      <text:p text:style-name="P6"/>
      <text:p text:style-name="P8">For soil information, DEP relies on the USDA-NRCS Soil Survey Geographic (gSSURGO) <text:span text:style-name="T6">10m grid resolution </text:span>database. <text:s/><text:span text:style-name="T4">This database provides soil attributes like texture, course fraction, organic matter, and cation exchange capacity (CEC).</text:span></text:p>
      <text:p text:style-name="P6"/>
      <text:p text:style-name="P10"><text:soft-page-break/>For management <text:span text:style-name="T4">practices, DEP relies on the Agricultural Conservation Planning Framework (ACPF) to provide information on crop rotations used and field boundaries for agricultural areas. <text:s/>The WEPP model within DEP contains physical models of crop growth, so regionally appropriate dates of crop planting and harvest are used. <text:s/>Tillage information is derived from remotely sensed satellite information that provides surface estimates of roughness, which are a proxy to the tillage implement used on the field.</text:span></text:p>
      <text:p text:style-name="P10"/>
      <text:p text:style-name="P9">For <text:span text:style-name="T5">hill </text:span>slope information, <text:span text:style-name="T5">digital elevation models (DEM)s are constructed which are derived from remotely sensed sources like LIDAR. <text:s/>These DEMs are conditioned such that water will flow throughout a watershed. <text:s/>A part of this process involves adding items like culverts to allow water to flow under a roadway.</text:span></text:p>
      <text:p text:style-name="P9"/>
      <text:p text:style-name="P11">Software algorithms process all of this information and construct hill-slopes within each watershed that <text:span text:style-name="T6">should</text:span> match reality. <text:s/>The DEP database contains a rich combination of high resolution input datasets of soil, slopes, managements, and weather along with the resulting analyses of runoff and erosion. <text:s/><text:span text:style-name="T6">Development work on o</text:span>ur project continues a<text:span text:style-name="T6">s refinements are made. <text:s/>We welcome questions and collaborators on our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8:46:54.719873229</meta:creation-date>
    <meta:generator>LibreOffice/5.3.6.1$Linux_X86_64 LibreOffice_project/30$Build-1</meta:generator>
    <dc:date>2018-11-27T08:58:52.720677345</dc:date>
    <meta:editing-duration>PT34M45S</meta:editing-duration>
    <meta:editing-cycles>7</meta:editing-cycles>
    <meta:document-statistic meta:table-count="0" meta:image-count="0" meta:object-count="0" meta:page-count="2" meta:paragraph-count="10" meta:word-count="750" meta:character-count="4938" meta:non-whitespace-character-count="4168"/>
  </office:meta>
</office:document-meta>
</file>